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99cc99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ff660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Обычный-title">
      <style:graphic-properties draw:auto-grow-height="true" fo:min-height="3.506cm"/>
    </style:style>
    <style:style style:name="pr2" style:family="presentation" style:parent-style-name="Обычный-subtitle">
      <style:graphic-properties draw:fill-color="#ffffff" draw:auto-grow-height="true" fo:min-height="13.859cm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r4" style:family="presentation" style:parent-style-name="Обычный-title">
      <style:graphic-properties fo:min-height="3.506cm"/>
    </style:style>
    <style:style style:name="pr5" style:family="presentation" style:parent-style-name="Обычный-outline1">
      <style:graphic-properties fo:min-height="13.859cm"/>
    </style:style>
    <style:style style:name="pr6" style:family="presentation" style:parent-style-name="Обычный-notes">
      <style:graphic-properties draw:fill-color="#ffffff" fo:min-height="13.364cm"/>
    </style:style>
    <style:style style:name="pr7" style:family="presentation" style:parent-style-name="Обычный-title">
      <style:graphic-properties fo:min-height="5.209cm"/>
    </style:style>
    <style:style style:name="pr8" style:family="presentation" style:parent-style-name="Обычный-outline1">
      <style:graphic-properties fo:min-height="14.163cm"/>
    </style:style>
    <style:style style:name="pr9" style:family="presentation" style:parent-style-name="Обычный-outline1">
      <style:graphic-properties fo:min-height="12.468cm"/>
    </style:style>
    <style:style style:name="pr10" style:family="presentation" style:parent-style-name="Обычный-outline1">
      <style:graphic-properties fo:min-height="11.973cm"/>
    </style:style>
    <style:style style:name="P1" style:family="paragraph">
      <style:text-properties fo:font-size="32pt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506cm" svg:x="1.4cm" svg:y="0.837cm" presentation:class="title">
          <draw:text-box>
            <text:p>Проблема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Определение коэффициента теплоотдачи по видеокадрам процесса кипения при отсутствии сведений о поверхности и свойствах среды. Выходных данных должно быть достаточно для написания статьи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>
          <draw:text-box>
            <text:p>Тип ПО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Бизнес система - система управления данными</text:p>
              </text:list-item>
              <text:list-item>
                <text:p>Неформальная спецификация требований</text:p>
              </text:list-item>
              <text:list-item>
                <text:p>Гибкая разработка</text:p>
              </text:list-item>
              <text:list-item>
                <text:p>Планирование тестирования и гарантий качества по мере требования</text:p>
              </text:list-item>
              <text:list-item>
                <text:p>Разработчик сам тестирует свой код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>
          <draw:text-box>
            <text:p>Аргументы для итеративного подхода к разработке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Требования к проекту непонятны и могут изменится в процессе разработки</text:p>
              </text:list-item>
              <text:list-item>
                <text:p>Группа разработчиков незнакома с прикладной областью один не знает кипение а другой машинное обучение</text:p>
              </text:list-item>
              <text:list-item>
                <text:p>Проект сложен и неясен</text:p>
              </text:list-item>
              <text:list-item>
                <text:p>Долговременная предсказуемость продукта не играет большой рол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7" draw:text-style-name="P2" draw:layer="layout" svg:width="25.199cm" svg:height="5.209cm" svg:x="1.4cm" svg:y="1cm" presentation:class="title" presentation:user-transformed="true">
          <draw:text-box>
            <text:p>Требования (спецификация) I<text:line-break/><text:line-break/><text:span text:style-name="T1">Формат входных данных</text:span></text:p>
          </draw:text-box>
        </draw:frame>
        <draw:frame presentation:style-name="pr8" draw:text-style-name="P3" draw:layer="layout" svg:width="25.199cm" svg:height="14.163cm" svg:x="1.401cm" svg:y="6.8cm" presentation:class="outline" presentation:user-transformed="true">
          <draw:text-box>
            <text:list text:style-name="L2">
              <text:list-item>
                <text:p><text:span text:style-name="T2">Видео файлы произвольного расширения и цветности (уточняется в процессе сбора базы данных)</text:span></text:p>
              </text:list-item>
              <text:list-item>
                <text:p><text:span text:style-name="T2">Дополнительные атрибуты видео файла задаются в виде scv файла, разделитель запятая (имя виде файла, безразмерный коэффициент теплоотдачи Nu=0.00.~1000.00, дата, масштаб пикс\мм) Каждый файл на новой строке, количество атрибутов может увеличиваться до ~100 шт</text:span></text:p>
              </text:list-item>
              <text:list-item>
                <text:p><text:span text:style-name="T2">Шаблоны для первичной обработки (массив картинок небольшого размера 3х3 5х5 и т. д.), тренированные модели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7" draw:layer="layout" svg:width="25.199cm" svg:height="5.209cm" svg:x="1.4cm" svg:y="0.8cm" presentation:class="title" presentation:user-transformed="true">
          <draw:text-box>
            <text:p>Требования (Спецификация) II<text:line-break/><text:line-break/>Формат выходных данных</text:p>
          </draw:text-box>
        </draw:frame>
        <draw:frame presentation:style-name="pr5" draw:text-style-name="P3" draw:layer="layout" svg:width="25.199cm" svg:height="13.859cm" svg:x="1.4cm" svg:y="6.741cm" presentation:class="outline" presentation:user-transformed="true">
          <draw:text-box>
            <text:list text:style-name="L2">
              <text:list-item>
                <text:p><text:span text:style-name="T2">Значение безразмерной теплоотдачи Nu=0.00-~1000.00, погрешность, время обработки. В виде массива или одиночного значения. На экране и в текстовом файле.</text:span></text:p>
              </text:list-item>
              <text:list-item>
                <text:p><text:span text:style-name="T2">Графики статистики (Прогресс обучения, сведения о весах отдельных элементов, статистика о составе исходных компонентов) На экране и в текстовом файле состав может увеличиваться</text:span></text:p>
              </text:list-item>
              <text:list-item>
                <text:p><text:span text:style-name="T2">Обработанные кадры видео. На экране и на диске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7" draw:layer="layout" svg:width="25.199cm" svg:height="5.209cm" svg:x="1.4cm" svg:y="1cm" presentation:class="title" presentation:user-transformed="true">
          <draw:text-box>
            <text:p>Требования(Спецификация) III<text:line-break/><text:line-break/>Требования к качеству</text:p>
          </draw:text-box>
        </draw:frame>
        <draw:frame presentation:style-name="pr9" draw:text-style-name="P3" draw:layer="layout" svg:width="25.199cm" svg:height="12.468cm" svg:x="1.4cm" svg:y="6.8cm" presentation:class="outline" presentation:user-transformed="true">
          <draw:text-box>
            <text:list text:style-name="L2">
              <text:list-item>
                <text:p><text:span text:style-name="T2">Время работы при обучении модели не лимитированно</text:span></text:p>
              </text:list-item>
              <text:list-item>
                <text:p><text:span text:style-name="T2">Время предсказания теплоотдачи не лимитированно</text:span></text:p>
              </text:list-item>
              <text:list-item>
                <text:p><text:span text:style-name="T2">Минимальные требования 6 Гб оперативной памяти, процессор IntelCeleron последнего поколения и выше, 100 Гб на жестком диске</text:span></text:p>
              </text:list-item>
              <text:list-item>
                <text:p><text:span text:style-name="T2">Программа должна запускаться на любом компьютере с установленным набором библиотек Python, Cuda, PyTorch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7" draw:layer="layout" svg:width="25.199cm" svg:height="5.209cm" svg:x="1.4cm" svg:y="1cm" presentation:class="title" presentation:user-transformed="true">
          <draw:text-box>
            <text:p>Требования(Спецификация) IV<text:line-break/><text:line-break/>Требования к качеству</text:p>
          </draw:text-box>
        </draw:frame>
        <draw:frame presentation:style-name="pr10" draw:text-style-name="P3" draw:layer="layout" svg:width="25.199cm" svg:height="11.973cm" svg:x="1.4cm" svg:y="6.8cm" presentation:class="outline" presentation:user-transformed="true">
          <draw:text-box>
            <text:list text:style-name="L2">
              <text:list-item>
                <text:p><text:span text:style-name="T2">Критерий успешности не установлен, предполагается осуществить сравнение ошибок предсказания для различных моделей. 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>
          <draw:text-box>
            <text:p>Проектирование архитектуры ПО</text:p>
          </draw:text-box>
        </draw:frame>
        <draw:custom-shape draw:style-name="gr2" draw:text-style-name="P5" draw:layer="layout" svg:width="24cm" svg:height="15.4cm" svg:x="2.443cm" svg:y="4.1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8cm" svg:height="5.4cm" svg:x="3.4cm" svg:y="5.2cm">
          <text:p text:style-name="P5">Загрузка данных</text:p>
          <text:p text:style-name="P5">FramesDataSet(avi+csv) class</text:p>
          <text:p text:style-name="P5">LoadModel(w data) class</text:p>
          <text:p text:style-name="P5">LoadConvFilters(png binare) class</text:p>
          <text:p text:style-name="P5">PictureTransformation cla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9.2cm" svg:height="5.505cm" svg:x="15.6cm" svg:y="5.095cm">
          <text:p text:style-name="P5">Обучение моделей</text:p>
          <text:p text:style-name="P5">K-neighbor class</text:p>
          <text:p text:style-name="P5">TrainConvCNN class</text:p>
          <text:p text:style-name="P5">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9.2cm" svg:height="5.4cm" svg:x="15.6cm" svg:y="12.8cm">
          <text:p text:style-name="P5">Вывод данных</text:p>
          <text:p text:style-name="P5">Visualize class </text:p>
          <text:p text:style-name="P5">SaveModel clas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9.8cm" svg:height="5.505cm" svg:x="3.4cm" svg:y="12.8cm">
          <text:p text:style-name="P5">Предсказание</text:p>
          <text:p text:style-name="P5">PredictK-neighbor</text:p>
          <text:p text:style-name="P5">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5" draw:layer="layout" svg:x1="13.2cm" svg:y1="7.8cm" svg:x2="15.6cm" svg:y2="7.8cm">
          <text:p/>
        </draw:line>
        <draw:line draw:style-name="gr6" draw:text-style-name="P5" draw:layer="layout" svg:x1="20.2cm" svg:y1="10.6cm" svg:x2="20.2cm" svg:y2="12.8cm">
          <text:p/>
        </draw:line>
        <draw:line draw:style-name="gr6" draw:text-style-name="P5" draw:layer="layout" svg:x1="8.2cm" svg:y1="10.6cm" svg:x2="8.2cm" svg:y2="12.8cm">
          <text:p/>
        </draw:line>
        <draw:line draw:style-name="gr6" draw:text-style-name="P5" draw:layer="layout" svg:x1="13.2cm" svg:y1="15.6cm" svg:x2="15.6cm" svg:y2="15.6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11-29T13:00:29.88</meta:creation-date>
    <meta:editing-duration>PT3H36M56S</meta:editing-duration>
    <meta:editing-cycles>16</meta:editing-cycles>
    <dc:date>2018-02-03T12:47:56.94</dc:date>
    <meta:generator>OpenOffice/4.1.4$Win32 OpenOffice.org_project/414m5$Build-9788</meta:generator>
    <meta:document-statistic meta:object-count="61"/>
  </office:meta>
</office:document-meta>
</file>